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anagedSharedLibrary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nagedSharedLibrary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nagedSharedLibrary.ManagedSharedLibrary( SharedLibrary sharedLibrary , Map &lt; String , ? &gt; properti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anagedSharedLibrary.getVer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